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9.456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6.546cm"/>
    </style:style>
    <style:style style:name="co6" style:family="table-column">
      <style:table-column-properties fo:break-before="auto" style:column-width="6.70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9.42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calcext:value-type="string">
            <text:p>Autore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 de acessibilidade</text:p>
          </table:table-cell>
          <table:table-cell office:value-type="string" calcext:value-type="string">
            <text:p>Fatores externos</text:p>
          </table:table-cell>
          <table:table-cell office:value-type="string" calcext:value-type="string">
            <text:p>Modelos/Técnicas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Localidade</text:p>
          </table:table-cell>
          <table:table-cell office:value-type="string" calcext:value-type="string">
            <text:p>Link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The 15-minute city for all? – Measuring individual and temporal variations in walking accessibility</text:p>
          </table:table-cell>
          <table:table-cell office:value-type="string" calcext:value-type="string">
            <text:p>A pé/Bicicl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- Routing</text:p>
            <text:p>- GINI</text:p>
          </table:table-cell>
          <table:table-cell office:value-type="string" calcext:value-type="string">
            <text:p>- Cálculo espacial de acessibilidade</text:p>
            <text:p>- Indicador Proximity Time</text:p>
            <text:p>- Indicador F15</text:p>
            <text:p>- Indicador de desigualdade de acessibilidade</text:p>
            <text:p>- Algoritmo de realocação de POIs</text:p>
          </table:table-cell>
          <table:table-cell office:value-type="string" calcext:value-type="string">
            <text:p>Várias</text:p>
          </table:table-cell>
          <table:table-cell office:value-type="string" calcext:value-type="string">
            <text:p><text:a xlink:href="https://www.sciencedirect.com/science/article/pii/S0966692322002447?dgcid=raven_sd_recommender_email" xlink:type="simple">https://www.sciencedirect.com/science/article/pii/S0966692322002447?dgcid=raven_sd_recommender_email</text:a>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Measuring and visualizing place-based space-time job accessibility</text:p>
          </table:table-cell>
          <table:table-cell office:value-type="string" calcext:value-type="string">
            <text:p>- Carro / Transporte público (?)</text:p>
            <text:p>- Google Maps</text:p>
          </table:table-cell>
          <table:table-cell office:value-type="string" calcext:value-type="string">
            <text:p>- Dinâmica temporal</text:p>
          </table:table-cell>
          <table:table-cell office:value-type="string" calcext:value-type="string">
            <text:p>- Modificação do modelo Gravity Based</text:p>
            <text:p>- Dasymetric Mapping</text:p>
            <text:p>- G2SFCA</text:p>
          </table:table-cell>
          <table:table-cell office:value-type="string" calcext:value-type="string">
            <text:p>- Considera dinâmica temporal</text:p>
            <text:p>- Aprimora métodos de visualização (3D)</text:p>
          </table:table-cell>
          <table:table-cell office:value-type="string" calcext:value-type="string">
            <text:p>Flórida</text:p>
          </table:table-cell>
          <table:table-cell office:value-type="string" calcext:value-type="string">
            <text:p><text:a xlink:href="https://www.sciencedirect.com/science/article/pii/S0966692318305994?ref=pdf_download&amp;fr=RR-2&amp;rr=95d0b776f82202df" xlink:type="simple">https://www.sciencedirect.com/science/article/pii/S0966692318305994?ref=pdf_download&amp;fr=RR-2&amp;rr=95d0b776f82202df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ing human mobility data to quantify experienced urban inequalities</text:p>
          </table:table-cell>
          <table:table-cell table:number-columns-repeated="5"/>
          <table:table-cell office:value-type="string" calcext:value-type="string">
            <text:p><text:a xlink:href="https://www.researchgate.net/publication/389080825_Using_human_mobility_data_to_quantify_experienced_urban_inequalities" xlink:type="simple">https://www.researchgate.net/publication/389080825_Using_human_mobility_data_to_quantify_experienced_urban_inequalities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ow do changes in the daily food and transportation environments affect grocery store accessibility?</text:p>
          </table:table-cell>
          <table:table-cell table:number-columns-repeated="5"/>
          <table:table-cell office:value-type="string" calcext:value-type="string">
            <text:p><text:a xlink:href="https://www.sciencedirect.com/science/article/pii/S0143622816303721?via%3Dihub" xlink:type="simple">https://www.sciencedirect.com/science/article/pii/S0143622816303721?via%3Dihub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emporal variability in transit-based accessibility to supermarkets</text:p>
          </table:table-cell>
          <table:table-cell table:number-columns-repeated="5"/>
          <table:table-cell office:value-type="string" calcext:value-type="string">
            <text:p><text:a xlink:href="https://www.sciencedirect.com/science/article/pii/S0143622814001283?via%3Dihub" xlink:type="simple">https://www.sciencedirect.com/science/article/pii/S0143622814001283?via%3Dihub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ccEq-DRT: Planning Demand-Responsive Transit to reduce inequality of accessibility</text:p>
          </table:table-cell>
          <table:table-cell table:number-columns-repeated="5"/>
          <table:table-cell office:value-type="string" calcext:value-type="string">
            <text:p><text:a xlink:href="https://arxiv.org/pdf/2310.04348" xlink:type="simple">https://arxiv.org/pdf/2310.04348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Walk this way: Pedestrian accessibility and equity in Barranquilla and Soledad, Colombia</text:p>
          </table:table-cell>
          <table:table-cell table:number-columns-repeated="5"/>
          <table:table-cell office:value-type="string" calcext:value-type="string">
            <text:p><text:a xlink:href="https://www.sciencedirect.com/science/article/pii/S0739885920302225" xlink:type="simple">https://www.sciencedirect.com/science/article/pii/S0739885920302225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ontextualizing Walkability: Do Relationships Between Built Environments and Walking Vary by Socioeconomic Context?</text:p>
          </table:table-cell>
          <table:table-cell table:number-columns-repeated="5"/>
          <table:table-cell office:value-type="string" calcext:value-type="string">
            <text:p><text:a xlink:href="https://www.tandfonline.com/doi/full/10.1080/01944363.2017.1322527#d1e249" xlink:type="simple">https://www.tandfonline.com/doi/full/10.1080/01944363.2017.1322527#d1e249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dentification of communities in urban mobility networks using multi-layer graphs of network traffic</text:p>
          </table:table-cell>
          <table:table-cell table:number-columns-repeated="5"/>
          <table:table-cell office:value-type="string" calcext:value-type="string">
            <text:p><text:a xlink:href="https://www.sciencedirect.com/science/article/pii/S0968090X18302274" xlink:type="simple">https://www.sciencedirect.com/science/article/pii/S0968090X18302274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nderstanding accessibility as lived experience: the case of walking and cycling in Porto Alegre, Brazil</text:p>
          </table:table-cell>
          <table:table-cell table:number-columns-repeated="5"/>
          <table:table-cell office:value-type="string" calcext:value-type="string">
            <text:p><text:a xlink:href="https://www.tandfonline.com/doi/full/10.1080/23792949.2023.2290155#abstract" xlink:type="simple">https://www.tandfonline.com/doi/full/10.1080/23792949.2023.2290155#abstract</text:a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ocioeconomic variations and disparity in space–time accessibility in suburban China: A case study of Guangzhou</text:p>
          </table:table-cell>
          <table:table-cell table:number-columns-repeated="5"/>
          <table:table-cell office:value-type="string" calcext:value-type="string">
            <text:p><text:a xlink:href="https://journals.sagepub.com/doi/abs/10.1177/0042098020916416" xlink:type="simple">https://journals.sagepub.com/doi/abs/10.1177/0042098020916416</text:a></text:p>
          </table:table-cell>
          <table:table-cell table:number-columns-repeated="16376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09:57:52.420502478</meta:creation-date>
    <dc:date>2025-08-22T10:44:00.838308088</dc:date>
    <meta:editing-duration>PT35M28S</meta:editing-duration>
    <meta:editing-cycles>6</meta:editing-cycles>
    <meta:generator>LibreOffice/24.2.7.2$Linux_X86_64 LibreOffice_project/420$Build-2</meta:generator>
    <meta:document-statistic meta:table-count="1" meta:cell-count="40" meta:object-count="0"/>
  </office:meta>
</office:document-meta>
</file>